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Formatter.toXML( TestResult the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XMLFormatter.addFailure( Test theTest , AssertionFailedError the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Formatter.xmlEncode( String the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Formatter.setTotalDuration( long the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Formatter.getTotalDuration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Formatter.getDurationAsString( long the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Formatter.getSuite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Formatter.setXslFileName( String theXsl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Formatter.setSuiteClassName( String theSuite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Formatter.setEncoding( String the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Formatter.addError( Test theTest , Throwable the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Formatter.endTest( Test theT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Formatter.startTest( Test the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Formatter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